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justify"/>
    </style:style>
    <style:style style:name="T2" style:parent-style-name="預設段落字型" style:family="text">
      <style:text-properties style:font-name="雅真中楷" style:font-name-asian="標楷體" fo:color="#000000" fo:font-size="26pt" style:font-size-asian="26pt" style:text-combine="lines"/>
    </style:style>
    <style:style style:name="T3" style:parent-style-name="預設段落字型" style:family="text">
      <style:text-properties style:font-name="雅真中楷" style:font-name-asian="標楷體" fo:color="#000000" fo:font-size="26pt" style:font-size-asian="26pt"/>
    </style:style>
    <style:style style:name="T4" style:parent-style-name="預設段落字型" style:family="text">
      <style:text-properties style:font-name="雅真中楷" style:font-name-asian="標楷體" fo:color="#000000" fo:font-size="20pt" style:font-size-asian="20pt"/>
    </style:style>
    <style:style style:name="T5" style:parent-style-name="預設段落字型" style:family="text">
      <style:text-properties style:font-name="雅真中楷" style:font-name-asian="標楷體" fo:color="#000000" fo:font-size="20pt" style:font-size-asian="20pt"/>
    </style:style>
    <style:style style:name="T6" style:parent-style-name="預設段落字型" style:family="text">
      <style:text-properties style:font-name="雅真中楷" style:font-name-asian="標楷體" fo:color="#000000" fo:font-size="20pt" style:font-size-asian="20pt"/>
    </style:style>
    <style:style style:name="T7" style:parent-style-name="預設段落字型" style:family="text">
      <style:text-properties style:font-name="雅真中楷" style:font-name-asian="標楷體" fo:color="#000000" fo:font-size="20pt" style:font-size-asian="20pt"/>
    </style:style>
    <style:style style:name="P8" style:parent-style-name="內文" style:family="paragraph">
      <style:paragraph-properties fo:text-align="justify" fo:text-indent="1.3888in"/>
      <style:text-properties style:font-name="雅真中楷" style:font-name-asian="標楷體" fo:color="#000000" fo:font-size="20pt" style:font-size-asian="20pt"/>
    </style:style>
    <style:style style:name="P9" style:parent-style-name="內文" style:family="paragraph">
      <style:text-properties style:font-name="雅真中楷" style:font-name-asian="標楷體" fo:color="#000000" fo:font-size="14pt" style:font-size-asian="14pt"/>
    </style:style>
    <style:style style:name="T10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11" style:parent-style-name="預設段落字型" style:family="text">
      <style:text-properties style:font-name="雅真中楷" style:font-name-asian="標楷體" fo:color="#000000"/>
    </style:style>
    <style:style style:name="T12" style:parent-style-name="預設段落字型" style:family="text">
      <style:text-properties style:font-name="雅真中楷" style:font-name-asian="標楷體" fo:color="#000000"/>
    </style:style>
    <style:style style:name="T13" style:parent-style-name="預設段落字型" style:family="text">
      <style:text-properties style:font-name="雅真中楷" style:font-name-asian="標楷體" fo:color="#000000"/>
    </style:style>
    <style:style style:name="T14" style:parent-style-name="預設段落字型" style:family="text">
      <style:text-properties style:font-name="雅真中楷" style:font-name-asian="標楷體" fo:color="#000000"/>
    </style:style>
    <style:style style:name="T15" style:parent-style-name="預設段落字型" style:family="text">
      <style:text-properties style:font-name="雅真中楷" style:font-name-asian="標楷體" fo:color="#000000"/>
    </style:style>
    <style:style style:name="T16" style:parent-style-name="預設段落字型" style:family="text">
      <style:text-properties style:font-name="雅真中楷" style:font-name-asian="標楷體" fo:color="#000000"/>
    </style:style>
    <style:style style:name="T17" style:parent-style-name="預設段落字型" style:family="text">
      <style:text-properties style:font-name="雅真中楷" style:font-name-asian="標楷體" fo:color="#000000"/>
    </style:style>
    <style:style style:name="T18" style:parent-style-name="預設段落字型" style:family="text">
      <style:text-properties style:font-name="雅真中楷" style:font-name-asian="標楷體" fo:color="#000000"/>
    </style:style>
    <style:style style:name="T19" style:parent-style-name="預設段落字型" style:family="text">
      <style:text-properties style:font-name="雅真中楷" style:font-name-asian="標楷體" fo:color="#000000"/>
    </style:style>
    <style:style style:name="T20" style:parent-style-name="預設段落字型" style:family="text">
      <style:text-properties style:font-name="雅真中楷" style:font-name-asian="標楷體" fo:color="#000000"/>
    </style:style>
    <style:style style:name="T21" style:parent-style-name="預設段落字型" style:family="text">
      <style:text-properties style:font-name="雅真中楷" style:font-name-asian="標楷體" fo:color="#000000"/>
    </style:style>
    <style:style style:name="T22" style:parent-style-name="預設段落字型" style:family="text">
      <style:text-properties style:font-name="雅真中楷" style:font-name-asian="標楷體" fo:color="#000000"/>
    </style:style>
    <style:style style:name="T23" style:parent-style-name="預設段落字型" style:family="text">
      <style:text-properties style:font-name="雅真中楷" style:font-name-asian="標楷體" fo:color="#000000"/>
    </style:style>
    <style:style style:name="T24" style:parent-style-name="預設段落字型" style:family="text">
      <style:text-properties style:font-name="雅真中楷" style:font-name-asian="標楷體" fo:color="#000000"/>
    </style:style>
    <style:style style:name="T25" style:parent-style-name="預設段落字型" style:family="text">
      <style:text-properties style:font-name="雅真中楷" style:font-name-asian="標楷體" fo:color="#000000"/>
    </style:style>
    <style:style style:name="T26" style:parent-style-name="預設段落字型" style:family="text">
      <style:text-properties style:font-name="雅真中楷" style:font-name-asian="標楷體" fo:color="#000000"/>
    </style:style>
    <style:style style:name="T27" style:parent-style-name="預設段落字型" style:family="text">
      <style:text-properties style:font-name="雅真中楷" style:font-name-asian="標楷體" fo:color="#000000"/>
    </style:style>
    <style:style style:name="TableColumn29" style:family="table-column">
      <style:table-column-properties style:column-width="4.2527in" style:use-optimal-column-width="false"/>
    </style:style>
    <style:style style:name="TableColumn30" style:family="table-column">
      <style:table-column-properties style:column-width="1.7715in" style:use-optimal-column-width="false"/>
    </style:style>
    <style:style style:name="TableColumn31" style:family="table-column">
      <style:table-column-properties style:column-width="0.7875in" style:use-optimal-column-width="false"/>
    </style:style>
    <style:style style:name="Table28" style:family="table">
      <style:table-properties style:width="6.8118in" fo:margin-left="0in" table:align="left"/>
    </style:style>
    <style:style style:name="TableRow32" style:family="table-row">
      <style:table-row-properties style:min-row-height="0.3055in" style:use-optimal-row-height="false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/>
      <style:text-properties style:font-name="雅真中楷" style:font-name-asian="標楷體" fo:color="#000000" fo:font-size="14pt" style:font-size-asian="14pt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/>
      <style:text-properties style:font-name="雅真中楷" style:font-name-asian="標楷體" fo:color="#000000" fo:font-size="14pt" style:font-size-asian="14pt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雅真中楷" style:font-name-asian="標楷體" fo:color="#000000" fo:font-size="14pt" style:font-size-asian="14pt"/>
    </style:style>
    <style:style style:name="TableRow39" style:family="table-row">
      <style:table-row-properties style:min-row-height="0.3055in" style:use-optimal-row-height="false" fo:keep-together="always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42" style:family="table-row">
      <style:table-row-properties style:min-row-height="0.3055in" style:use-optimal-row-height="false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46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47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48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49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50" style:parent-style-name="預設段落字型" style:family="text">
      <style:text-properties style:font-name="雅真中楷" style:font-name-asian="標楷體" fo:color="#000000" fo:font-size="9pt" style:font-size-asian="9pt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53" style:family="table-row">
      <style:table-row-properties style:min-row-height="0.3055in" style:use-optimal-row-height="false"/>
    </style:style>
    <style:style style:name="TableCell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7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60" style:family="table-row">
      <style:table-row-properties style:min-row-height="0.3055in" style:use-optimal-row-height="false"/>
    </style:style>
    <style:style style:name="TableCell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67" style:family="table-row">
      <style:table-row-properties style:min-row-height="0.3055in" style:use-optimal-row-height="false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74" style:family="table-row">
      <style:table-row-properties style:min-row-height="0.3055in" style:use-optimal-row-height="false"/>
    </style:style>
    <style:style style:name="TableCell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76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77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78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79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80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81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ableCell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86" style:family="table-row">
      <style:table-row-properties style:min-row-height="0.3055in" style:use-optimal-row-height="false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93" style:family="table-row">
      <style:table-row-properties style:min-row-height="0.3055in" style:use-optimal-row-height="false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00" style:family="table-row">
      <style:table-row-properties style:min-row-height="0.3055in" style:use-optimal-row-height="false"/>
    </style:style>
    <style:style style:name="TableCell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07" style:family="table-row">
      <style:table-row-properties style:min-row-height="0.3055in" style:use-optimal-row-height="false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14" style:family="table-row">
      <style:table-row-properties style:min-row-height="0.3055in" style:use-optimal-row-height="false"/>
    </style:style>
    <style:style style:name="TableCell1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6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8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0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21" style:family="table-row">
      <style:table-row-properties style:min-row-height="0.3055in" style:use-optimal-row-height="false" fo:keep-together="always"/>
    </style:style>
    <style:style style:name="TableCell1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3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24" style:family="table-row">
      <style:table-row-properties style:min-row-height="0.3055in" style:use-optimal-row-height="false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8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0" style:parent-style-name="內文" style:family="paragraph">
      <style:text-properties style:font-name="雅真中楷" style:font-name-asian="標楷體" fo:color="#000000" fo:font-size="14pt" style:font-size-asian="14pt"/>
    </style:style>
    <style:style style:name="TableRow131" style:family="table-row">
      <style:table-row-properties style:min-row-height="0.3055in" style:use-optimal-row-height="false"/>
    </style:style>
    <style:style style:name="TableCell1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5" style:parent-style-name="內文" style:family="paragraph">
      <style:text-properties style:font-name="雅真中楷" style:font-name-asian="標楷體" fo:color="#000000" fo:font-size="14pt" style:font-size-asian="14pt"/>
    </style:style>
    <style:style style:name="TableCell1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7" style:parent-style-name="內文" style:family="paragraph">
      <style:text-properties style:font-name="雅真中楷" style:font-name-asian="標楷體" fo:color="#000000" fo:font-size="14pt" style:font-size-asian="14pt"/>
    </style:style>
    <style:style style:name="P138" style:parent-style-name="內文" style:family="paragraph">
      <style:text-properties style:font-name="雅真中楷" style:font-name-asian="標楷體" fo:color="#000000" fo:font-size="14pt" style:font-size-asian="14pt"/>
    </style:style>
    <style:style style:name="P139" style:parent-style-name="內文" style:family="paragraph">
      <style:text-properties style:font-name="雅真中楷" style:font-name-asian="標楷體" fo:color="#000000" fo:font-size="16pt" style:font-size-asian="16pt" style:font-size-complex="16pt"/>
    </style:style>
    <style:style style:name="P140" style:parent-style-name="內文" style:family="paragraph">
      <style:text-properties style:font-name="雅真中楷" style:font-name-asian="標楷體" fo:color="#000000" fo:font-size="16pt" style:font-size-asian="16pt" style:font-size-complex="16pt"/>
    </style:style>
    <style:style style:name="P141" style:parent-style-name="內文" style:family="paragraph">
      <style:text-properties style:font-name="雅真中楷" style:font-name-asian="標楷體" fo:color="#000000" fo:font-size="16pt" style:font-size-asian="16pt" style:font-size-complex="16pt"/>
    </style:style>
    <style:style style:name="P142" style:parent-style-name="內文" style:family="paragraph">
      <style:text-properties style:font-name="雅真中楷" style:font-name-asian="標楷體" fo:color="#000000" fo:font-size="16pt" style:font-size-asian="16pt" style:font-size-complex="16pt"/>
    </style:style>
    <style:style style:name="P143" style:parent-style-name="內文" style:family="paragraph">
      <style:text-properties style:font-name="雅真中楷" style:font-name-asian="標楷體" fo:color="#000000" fo:font-size="14pt" style:font-size-asian="14pt"/>
    </style:style>
    <style:style style:name="P144" style:parent-style-name="內文" style:family="paragraph">
      <style:text-properties style:font-name="雅真中楷" style:font-name-asian="標楷體" fo:color="#000000" fo:font-size="14pt" style:font-size-asian="14pt"/>
    </style:style>
    <style:style style:name="T145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146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147" style:parent-style-name="預設段落字型" style:family="text">
      <style:text-properties style:font-name="雅真中楷" style:font-name-asian="標楷體" fo:color="#000000" fo:font-size="18pt" style:font-size-asian="18pt"/>
    </style:style>
    <style:style style:name="T148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149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T150" style:parent-style-name="預設段落字型" style:family="text">
      <style:text-properties style:font-name="雅真中楷" style:font-name-asian="標楷體" fo:color="#000000" fo:font-size="14pt" style:font-size-asian="14pt"/>
    </style:style>
    <style:style style:name="P151" style:parent-style-name="內文" style:family="paragraph">
      <style:text-properties style:font-name="雅真中楷" style:font-name-asian="標楷體" fo:color="#000000" fo:font-size="16pt" style:font-size-asian="16pt" style:font-size-complex="16pt"/>
    </style:style>
    <style:style style:name="T152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3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4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5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6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7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  <style:style style:name="T158" style:parent-style-name="預設段落字型" style:family="text">
      <style:text-properties style:font-name="雅真中楷" style:font-name-asian="標楷體"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經濟部水利署臺北水源特定區管理局</text:span><text:span text:style-name="T3"><text:s/></text:span><text:span text:style-name="T4"><text:s text:c="2"/></text:span><text:span text:style-name="T5">北水使字第</text:span><text:span text:style-name="T6"><text:s text:c="6"/></text:span><text:span text:style-name="T7">號使用執照</text:span></text:p>
      <text:p text:style-name="P8">變更使用工程完竣報告表</text:p>
      <text:p text:style-name="P9"/>
      <text:p text:style-name="內文"><text:span text:style-name="T10">申請變更使用地點：</text:span><text:span text:style-name="T11"><text:s text:c="7"/></text:span><text:span text:style-name="T12">區</text:span><text:span text:style-name="T13"><text:s text:c="7"/></text:span><text:span text:style-name="T14">路</text:span><text:span text:style-name="T15">(</text:span><text:span text:style-name="T16">街</text:span><text:span text:style-name="T17">)</text:span><text:span text:style-name="T18"><text:s text:c="5"/></text:span><text:span text:style-name="T19">段</text:span><text:span text:style-name="T20"><text:s text:c="5"/></text:span><text:span text:style-name="T21">巷</text:span><text:span text:style-name="T22"><text:s text:c="4"/></text:span><text:span text:style-name="T23">弄</text:span><text:span text:style-name="T24"><text:s text:c="4"/></text:span><text:span text:style-name="T25">號</text:span><text:span text:style-name="T26"><text:s text:c="4"/></text:span><text:span text:style-name="T27">樓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查<text:s text:c="4"/>驗<text:s text:c="4"/>項<text:s text:c="4"/>目<text:s text:c="4"/>及<text:s text:c="4"/>內<text:s text:c="4"/>容</text:p>
          </table:table-cell>
          <table:table-cell table:style-name="TableCell35">
            <text:p text:style-name="P36">查<text:s/>驗<text:s/>結<text:s/>果</text:p>
          </table:table-cell>
          <table:table-cell table:style-name="TableCell37">
            <text:p text:style-name="P38">備<text:s/>註</text:p>
          </table:table-cell>
        </table:table-row>
        <table:table-row table:style-name="TableRow39">
          <table:table-cell table:style-name="TableCell40" table:number-columns-spanned="3">
            <text:p text:style-name="P41">一、建築物主要構造、室內隔間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(一)涉及主要構造變更部份依圖說規定留設</text:p>
          </table:table-cell>
          <table:table-cell table:style-name="TableCell45">
            <text:p text:style-name="內文"><text:span text:style-name="T46"><text:s/></text:span><text:span text:style-name="T47">□是</text:span><text:span text:style-name="T48"><text:s text:c="2"/></text:span><text:span text:style-name="T49">□</text:span><text:span text:style-name="T50">未涉及免檢討</text:span>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(二)防火區劃已依圖說完成</text:p>
          </table:table-cell>
          <table:table-cell table:style-name="TableCell56">
            <text:p text:style-name="P57"><text:s/>□是<text:s text:c="2"/>□免設置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(三)防火門窗已依圖說安裝完成</text:p>
          </table:table-cell>
          <table:table-cell table:style-name="TableCell63">
            <text:p text:style-name="P64"><text:s/>□是<text:s text:c="2"/>□免設置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(四)分間牆已依圖說施工完成</text:p>
          </table:table-cell>
          <table:table-cell table:style-name="TableCell70">
            <text:p text:style-name="P71"><text:s/>□是<text:s text:c="2"/>□免設置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內文"><text:span text:style-name="T76">(</text:span><text:span text:style-name="T77">五</text:span><text:span text:style-name="T78">)</text:span><text:span text:style-name="T79">室內裝修材料合於建築技術規則設計施工編第</text:span><text:span text:style-name="T80">88</text:span><text:span text:style-name="T81">條規定並依圖說施工完成</text:span></text:p>
          </table:table-cell>
          <table:table-cell table:style-name="TableCell82">
            <text:p text:style-name="P83"><text:s/>□是<text:s text:c="2"/>□免設置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(六)避難層出入口數量及寬度依圖說規定留設完成</text:p>
          </table:table-cell>
          <table:table-cell table:style-name="TableCell89">
            <text:p text:style-name="P90"><text:s/>□是<text:s text:c="2"/>□免檢討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(七)避難層以外出入口寬度依圖說規定留設完成</text:p>
          </table:table-cell>
          <table:table-cell table:style-name="TableCell96">
            <text:p text:style-name="P97"><text:s/>□是<text:s text:c="2"/>□免檢討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(八)走廊寬度依圖說規定留設</text:p>
          </table:table-cell>
          <table:table-cell table:style-name="TableCell103">
            <text:p text:style-name="P104"><text:s/>□是<text:s text:c="2"/>□免留設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(九)樓梯數量、寬度依圖說規定留設</text:p>
          </table:table-cell>
          <table:table-cell table:style-name="TableCell110">
            <text:p text:style-name="P111"><text:s/>□是<text:s text:c="2"/>□免檢討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(十)緊急昇降機已依圖說規定留設</text:p>
          </table:table-cell>
          <table:table-cell table:style-name="TableCell117">
            <text:p text:style-name="P118"><text:s/>□是<text:s text:c="2"/>□免設置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3">
            <text:p text:style-name="P123">二、建築物主要設備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(一)消防設備經台北縣消防局檢查合格</text:p>
          </table:table-cell>
          <table:table-cell table:style-name="TableCell127">
            <text:p text:style-name="P128"><text:s/>□是<text:s text:c="2"/>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(二)增設停車空間已依圖說規定留設並漆繪完成</text:p>
          </table:table-cell>
          <table:table-cell table:style-name="TableCell134">
            <text:p text:style-name="P135"><text:s/>□是<text:s text:c="2"/>□免增置</text:p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P139">本工程已峻工，並與圖說相符。</text:p>
      <text:p text:style-name="P140"/>
      <text:p text:style-name="P141">此致<text:s text:c="2"/>經濟部水利署臺北水源特定區管理局<text:s text:c="2"/></text:p>
      <text:p text:style-name="P142"/>
      <text:p text:style-name="P143">申請人：<text:s text:c="30"/>(簽章) <text:s text:c="3"/></text:p>
      <text:p text:style-name="P144"/>
      <text:p text:style-name="內文"><text:span text:style-name="T145">建築師：</text:span><text:span text:style-name="T146"><text:s text:c="6"/></text:span><text:span text:style-name="T147"><text:s/></text:span><text:span text:style-name="T148"><text:s text:c="23"/>(</text:span><text:span text:style-name="T149">簽章</text:span><text:span text:style-name="T150">)</text:span></text:p>
      <text:p text:style-name="P151"/>
      <text:p text:style-name="內文"><text:span text:style-name="T152">中華民國</text:span><text:span text:style-name="T153"><text:s text:c="4"/></text:span><text:span text:style-name="T154">年</text:span><text:span text:style-name="T155"><text:s text:c="4"/></text:span><text:span text:style-name="T156">月</text:span><text:span text:style-name="T157"><text:s text:c="4"/></text:span><text:span text:style-name="T158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3:25:00Z</meta:creation-date>
    <dc:date>2018-11-14T03:25:00Z</dc:date>
    <meta:print-date>2018-11-14T03:2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706" meta:row-count="5" meta:non-whitespace-character-count="602"/>
  </office:meta>
</office:document-meta>
</file>